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AA</text:span></text:p>
      <text:p text:style-name="P2">Company Registration No. BBB</text:p>
      <text:p text:style-name="P2"><text:s/>(Incorporated in the Republic of Singapore)</text:p>
      <text:p text:style-name="P1"></text:p>
      <text:p text:style-name="P1"></text:p>
      <text:p text:style-name="P1"></text:p>
      <text:p text:style-name="P1"><text:span text:style-name="T3">ATTENDANCE LIST FOR THE EXTRAORDINARY GENERAL MEETING</text:span> of the members of the Company held at:</text:p>
      <text:p text:style-name="P1"></text:p>
      <text:p text:style-name="P1"></text:p>
      <text:p text:style-name="P1">Date and Time<text:tab/> <text:s text:c="3"/>:<text:tab/> <text:s text:c="49"/>at 3.00 pm</text:p>
      <text:p text:style-name="P1"></text:p>
      <text:p text:style-name="P1">Venue<text:tab/><text:tab/> <text:s text:c="3"/>: <text:s text:c="2"/>VVV <text:s text:c="34"/></text:p>
      <text:p text:style-name="P1"></text:p>
      <text:p text:style-name="P3"></text:p>
      <text:p text:style-name="P1"></text:p>
      <text:p text:style-name="P1"></text:p>
      <text:p text:style-name="P2"><text:span text:style-name="T4">M E M B E R S</text:span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CCC<text:tab/><text:tab/><text:tab/><text:tab/><text:tab/> <text:s text:c="2"/>______________________________________________</text:p>
      <text:p text:style-name="P1"></text:p>
      <text:p text:style-name="P1"></text:p>
      <text:p text:style-name="P1"></text:p>
      <text:p text:style-name="P1"></text:p>
      <text:p text:style-name="P1"></text:p>
      <text:p text:style-name="P1">DDD<text:tab/><text:tab/><text:tab/><text:tab/><text:tab/> <text:s text:c="2"/>_____________________________________________</text:p>
      <text:p text:style-name="P1">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43:57</meta:creation-date>
    <dc:date>2015-12-11T10:45:12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34" meta:word-count="47" meta:character-count="460" meta:non-whitespace-character-count="277"/>
    <meta:generator>LibreOffice/3.5$Linux_X86_64 LibreOffice_project/350m1$Build-2</meta:generator>
  </office:meta>
</office:document-meta>
</file>